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3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2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3" table:number-rows-spanned="1">
            <text:p>Reprap Wilson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>
            <text:p>Unit system:</text:p>
          </table:table-cell>
          <table:table-cell table:style-name="ce16" office:value-type="string">
            <text:p>metric</text:p>
          </table:table-cell>
          <table:table-cell table:style-name="ce23" office:value-type="string" table:number-columns-spanned="3" table:number-rows-spanned="1">
            <text:p>← Enter “metric” or “sae” here first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>
            <text:p>Desired print width (X):</text:p>
          </table:table-cell>
          <table:table-cell table:style-name="ce17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depth (Y):</text:p>
          </table:table-cell>
          <table:table-cell table:style-name="ce17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height (Z):</text:p>
          </table:table-cell>
          <table:table-cell table:style-name="ce17" office:value-type="float" office:value="200">
            <text:p>20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1">
          <table:table-cell table:style-name="ce5" office:value-type="string">
            <text:p>Reprap Wilson Parts List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6" office:value-type="string">
            <text:p>Item</text:p>
          </table:table-cell>
          <table:table-cell table:style-name="ce6" office:value-type="string">
            <text:p>Quantity</text:p>
          </table:table-cell>
          <table:table-cell table:style-name="ce24" office:value-type="string" table:number-columns-spanned="2" table:number-rows-spanned="1">
            <text:p>Length</text:p>
          </table:table-cell>
          <table:covered-table-cell table:style-name="ce28"/>
          <table:table-cell table:number-columns-repeated="2"/>
        </table:table-row>
        <table:table-row table:style-name="ro2">
          <table:table-cell table:style-name="ce7" office:value-type="string" table:number-columns-spanned="4" table:number-rows-spanned="1">
            <text:p>2020 Extrusions</text:p>
          </table:table-cell>
          <table:covered-table-cell table:number-columns-repeated="2" table:style-name="ce18"/>
          <table:covered-table-cell table:style-name="ce27"/>
          <table:table-cell table:number-columns-repeated="2"/>
        </table:table-row>
        <table:table-row table:style-name="ro2">
          <table:table-cell table:style-name="ce8" office:value-type="string">
            <text:p>Vertical frame piece</text:p>
          </table:table-cell>
          <table:table-cell office:value-type="float" office:value="2">
            <text:p>2</text:p>
          </table:table-cell>
          <table:table-cell table:style-name="ce25" table:formula="of:=ROUND(IF([.B$3]=&quot;metric&quot;;170;170/25.4)+[.B6];1)" office:value-type="float" office:value="370">
            <text:p>370</text:p>
          </table:table-cell>
          <table:table-cell table:style-name="ce29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Horizontal frame piece</text:p>
          </table:table-cell>
          <table:table-cell table:style-name="ce20" office:value-type="float" office:value="2">
            <text:p>2</text:p>
          </table:table-cell>
          <table:table-cell table:style-name="ce26" table:formula="of:=ROUND(IF([.B$3]=&quot;metric&quot;;140;140/25.4)+[.B4];1)" office:value-type="float" office:value="350">
            <text:p>35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10" office:value-type="string" table:number-columns-spanned="4" table:number-rows-spanned="1">
            <text:p>M8 Smooth Rods</text:p>
          </table:table-cell>
          <table:covered-table-cell table:style-name="ce21"/>
          <table:covered-table-cell table:style-name="ce18"/>
          <table:covered-table-cell table:style-name="ce27"/>
          <table:table-cell table:number-columns-repeated="2"/>
        </table:table-row>
        <table:table-row table:style-name="ro2">
          <table:table-cell table:style-name="ce8" office:value-type="string">
            <text:p>X-Axis</text:p>
          </table:table-cell>
          <table:table-cell table:style-name="ce22" office:value-type="float" office:value="2">
            <text:p>2</text:p>
          </table:table-cell>
          <table:table-cell table:style-name="ce25" table:formula="of:=ROUND(IF([.B$3]=&quot;metric&quot;;170;170/25.4)+[.B4];1)" office:value-type="float" office:value="380">
            <text:p>380</text:p>
          </table:table-cell>
          <table:table-cell table:style-name="ce29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8" office:value-type="string">
            <text:p>Y-Axis</text:p>
          </table:table-cell>
          <table:table-cell table:style-name="ce22" office:value-type="float" office:value="2">
            <text:p>2</text:p>
          </table:table-cell>
          <table:table-cell table:style-name="ce25" table:formula="of:=ROUND(IF([.B$3]=&quot;metric&quot;;150;150/25.4)+[.B5];1)" office:value-type="float" office:value="360">
            <text:p>360</text:p>
          </table:table-cell>
          <table:table-cell table:style-name="ce29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Z-Axis</text:p>
          </table:table-cell>
          <table:table-cell table:style-name="ce20" office:value-type="float" office:value="2">
            <text:p>2</text:p>
          </table:table-cell>
          <table:table-cell table:style-name="ce26" table:formula="of:=ROUND(IF([.B$3]=&quot;metric&quot;;120;120/25.4)+[.B6];1)" office:value-type="float" office:value="320">
            <text:p>32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10" office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7"/>
          <table:table-cell table:number-columns-repeated="2"/>
        </table:table-row>
        <table:table-row table:style-name="ro2">
          <table:table-cell table:style-name="ce8" office:value-type="string">
            <text:p>M5 threaded rod for Z axis</text:p>
          </table:table-cell>
          <table:table-cell office:value-type="float" office:value="2">
            <text:p>2</text:p>
          </table:table-cell>
          <table:table-cell table:style-name="ce25" table:formula="of:=ROUND(IF([.B$3]=&quot;metric&quot;;100;100/25.4)+[.B6];1)" office:value-type="float" office:value="300">
            <text:p>300</text:p>
          </table:table-cell>
          <table:table-cell table:style-name="ce29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M10 threaded rod for Y axis</text:p>
          </table:table-cell>
          <table:table-cell table:style-name="ce20" office:value-type="float" office:value="2">
            <text:p>2</text:p>
          </table:table-cell>
          <table:table-cell table:style-name="ce26" table:formula="of:=ROUND(IF([.B$3]=&quot;metric&quot;;180;180/25.4)+[.B5];1)" office:value-type="float" office:value="390">
            <text:p>39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11" office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M5 x 8mm machine screw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2">
          <table:table-cell office:value-type="string">
            <text:p>M5 t slot nut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2">
          <table:table-cell office:value-type="string">
            <text:p>M3 x 10mm machine screw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2" office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X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carriag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ear bracke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Frame brac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2" office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13" office:value-type="string">
            <text:p>Electronics frame mount (for RAMP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3" office:value-type="string">
            <text:p>Filament spool suppor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3" office:value-type="string">
            <text:p>SMART display frame moun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4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5" office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NEMA17 Stepper motor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Controller (Mega/RAMPS, Rambo, etc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Endstop (limit) switch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LM8UU Linear bearing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2">
          <table:table-cell office:value-type="string">
            <text:p>608ZZ roller bearing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624 roller bearing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5mm to 5mm Z shaft couplers</text:p>
          </table:table-cell>
          <table:table-cell office:value-type="float" office:value="2">
            <text:p>2</text:p>
          </table:table-cell>
          <table:table-cell office:value-type="string">
            <text:p>Can also use vinyl tubing instead</text:p>
          </table:table-cell>
          <table:table-cell table:number-columns-repeated="3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 style:data-style-name="N2" text:time-value="0000-00-00T11:10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4-02-02T10:55:08</dc:date>
    <meta:editing-duration>P3DT10M48S</meta:editing-duration>
    <meta:editing-cycles>10</meta:editing-cycles>
    <meta:generator>LibreOffice/3.6$Linux_x86 LibreOffice_project/360m1$Build-2</meta:generator>
    <meta:document-statistic meta:table-count="1" meta:cell-count="101" meta:object-count="0"/>
  </office:meta>
</office:document-meta>
</file>